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Helvetica" fo:font-size="9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ple A:</text:p>
      <text:p text:style-name="P2">AIBN: 1.16 um</text:p>
      <text:p text:style-name="P2">ACHN: 1.28 um</text:p>
      <text:p text:style-name="P2">APS: 1.22 um</text:p>
      <text:p text:style-name="P2">KPS: 1.20 um</text:p>
      <text:p text:style-name="P1"/>
      <text:p text:style-name="P2">Sample B:</text:p>
      <text:p text:style-name="P2">AIBN: 0.90 um</text:p>
      <text:p text:style-name="P2">ACHN: 0.99 um</text:p>
      <text:p text:style-name="P2">APS: 0.92 um</text:p>
      <text:p text:style-name="P2">KPS: 0.92 um</text:p>
      <text:p text:style-name="P1"/>
      <text:p text:style-name="P2">Sample C:</text:p>
      <text:p text:style-name="P2">AIBN: 1.47 um</text:p>
      <text:p text:style-name="P2">ACHN: 1.54 um</text:p>
      <text:p text:style-name="P2">APS: 1.54 um</text:p>
      <text:p text:style-name="P2">KPS: 1.48 um</text:p>
      <text:p text:style-name="P1"/>
      <text:p text:style-name="P2">Sample D: </text:p>
      <text:p text:style-name="P2">AIBN: 1.00 um</text:p>
      <text:p text:style-name="P2">ACHN: 1.01 um</text:p>
      <text:p text:style-name="P2">APS: 0.99 um</text:p>
      <text:p text:style-name="P2">KPS: 0.96 um</text:p>
      <text:p text:style-name="P1"/>
      <text:p text:style-name="P2">Spin Speed:</text:p>
      <text:p text:style-name="P2">500RPM: 1.48 um</text:p>
      <text:p text:style-name="P2">700RPM: 1.63 um</text:p>
      <text:p text:style-name="P2">900RPM: 2.03 um</text:p>
      <text:p text:style-name="P2">1100RPM: 1.82 u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4:31:42.050574744</meta:creation-date>
    <dc:date>2018-07-04T17:54:47.140814633</dc:date>
    <meta:editing-duration>P8DT3H12M55S</meta:editing-duration>
    <meta:editing-cycles>1</meta:editing-cycles>
    <meta:document-statistic meta:table-count="0" meta:image-count="0" meta:object-count="0" meta:page-count="1" meta:paragraph-count="25" meta:word-count="70" meta:character-count="309" meta:non-whitespace-character-count="263"/>
    <meta:generator>LibreOffice/5.1.6.2$Linux_X86_64 LibreOffice_project/10m0$Build-2</meta:generator>
  </office:meta>
</office:document-meta>
</file>